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f097c" officeooo:paragraph-rsid="000f097c" style:font-weight-asian="bold" style:font-weight-complex="bold"/>
    </style:style>
    <style:style style:name="P2" style:family="paragraph" style:parent-style-name="Standard">
      <style:text-properties fo:font-weight="bold" officeooo:rsid="000f097c" officeooo:paragraph-rsid="000f097c" style:font-weight-asian="bold" style:font-weight-complex="bold"/>
    </style:style>
    <style:style style:name="P3" style:family="paragraph" style:parent-style-name="Standard">
      <style:text-properties fo:font-weight="normal" officeooo:rsid="0010247d" officeooo:paragraph-rsid="0010247d" style:font-weight-asian="normal" style:font-weight-complex="normal"/>
    </style:style>
    <style:style style:name="P4" style:family="paragraph" style:parent-style-name="Standard">
      <style:text-properties fo:font-weight="normal" officeooo:rsid="0012eab3" officeooo:paragraph-rsid="0012eab3" style:font-weight-asian="normal" style:font-weight-complex="normal"/>
    </style:style>
    <style:style style:name="P5" style:family="paragraph" style:parent-style-name="Standard">
      <style:text-properties fo:font-weight="normal" officeooo:rsid="0012eab3" officeooo:paragraph-rsid="0012eab3" style:font-weight-asian="normal" style:font-weight-complex="normal"/>
    </style:style>
    <style:style style:name="P6" style:family="paragraph" style:parent-style-name="Standard">
      <style:text-properties fo:font-weight="normal" officeooo:rsid="0018642c" officeooo:paragraph-rsid="0018642c" style:font-weight-asian="normal" style:font-weight-complex="normal"/>
    </style:style>
    <style:style style:name="P7" style:family="paragraph" style:parent-style-name="Standard">
      <style:text-properties fo:font-weight="normal" officeooo:rsid="001d173d" officeooo:paragraph-rsid="001d173d" style:font-weight-asian="normal" style:font-weight-complex="normal"/>
    </style:style>
    <style:style style:name="P8" style:family="paragraph" style:parent-style-name="Standard">
      <style:text-properties fo:font-weight="normal" officeooo:rsid="001dd5e8" officeooo:paragraph-rsid="001dd5e8" style:font-weight-asian="normal" style:font-weight-complex="normal"/>
    </style:style>
    <style:style style:name="P9" style:family="paragraph" style:parent-style-name="Standard">
      <style:text-properties fo:font-weight="normal" officeooo:rsid="00204b6e" officeooo:paragraph-rsid="00204b6e" style:font-weight-asian="normal" style:font-weight-complex="normal"/>
    </style:style>
    <style:style style:name="P10" style:family="paragraph" style:parent-style-name="Standard">
      <style:text-properties fo:font-weight="normal" officeooo:rsid="0010247d" officeooo:paragraph-rsid="0010247d" style:font-weight-asian="normal" style:font-weight-complex="normal"/>
    </style:style>
    <style:style style:name="P11" style:family="paragraph" style:parent-style-name="Standard">
      <style:text-properties fo:font-weight="normal" officeooo:rsid="0026d229" officeooo:paragraph-rsid="0026d229" style:font-weight-asian="normal" style:font-weight-complex="normal"/>
    </style:style>
    <style:style style:name="P12" style:family="paragraph" style:parent-style-name="Standard">
      <style:text-properties fo:font-weight="normal" officeooo:rsid="0028a63a" officeooo:paragraph-rsid="0028a63a" style:font-weight-asian="normal" style:font-weight-complex="normal"/>
    </style:style>
    <style:style style:name="P13" style:family="paragraph" style:parent-style-name="Standard">
      <style:text-properties fo:font-weight="normal" officeooo:rsid="002a89ec" officeooo:paragraph-rsid="002a89ec" style:font-weight-asian="normal" style:font-weight-complex="normal"/>
    </style:style>
    <style:style style:name="T1" style:family="text">
      <style:text-properties officeooo:rsid="0012eab3"/>
    </style:style>
    <style:style style:name="T2" style:family="text">
      <style:text-properties officeooo:rsid="001307e7"/>
    </style:style>
    <style:style style:name="T3" style:family="text">
      <style:text-properties officeooo:rsid="0016a7a5"/>
    </style:style>
    <style:style style:name="T4" style:family="text">
      <style:text-properties officeooo:rsid="00182ec9"/>
    </style:style>
    <style:style style:name="T5" style:family="text">
      <style:text-properties officeooo:rsid="0018642c"/>
    </style:style>
    <style:style style:name="T6" style:family="text">
      <style:text-properties officeooo:rsid="0019827d"/>
    </style:style>
    <style:style style:name="T7" style:family="text">
      <style:text-properties officeooo:rsid="001dd5e8"/>
    </style:style>
    <style:style style:name="T8" style:family="text">
      <style:text-properties officeooo:rsid="001e85da"/>
    </style:style>
    <style:style style:name="T9" style:family="text">
      <style:text-properties officeooo:rsid="00221c12"/>
    </style:style>
    <style:style style:name="T10" style:family="text">
      <style:text-properties officeooo:rsid="001307e7" fo:background-color="transparent" loext:char-shading-value="0"/>
    </style:style>
    <style:style style:name="T11" style:family="text">
      <style:text-properties officeooo:rsid="00274eeb"/>
    </style:style>
    <style:style style:name="T12" style:family="text">
      <style:text-properties officeooo:rsid="0028a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Apartado D</text:p>
      <text:p text:style-name="P1">Diseño: sin llegar a entrar en detalle en el diseño de la aplicación en</text:p>
      <text:p text:style-name="P1">cuestión, establecer las principales partes del software a realizar y</text:p>
      <text:p text:style-name="P1">obtener un modelo funcional-estructural. Representad mediante un</text:p>
      <text:p text:style-name="P1">diagrama la estructura del mismo. Haced una aproximación en vuestra</text:p>
      <text:p text:style-name="P1">opinión de la manera que modulareis el software para dar solución a</text:p>
      <text:p text:style-name="P1">cada una de las partes.</text:p>
      <text:p text:style-name="P1"/>
      <text:p text:style-name="P2">Fase1:</text:p>
      <text:p text:style-name="P2">Interfaz gráfica: hacer dibujo de las tres</text:p>
      <text:p text:style-name="P2"/>
      <text:p text:style-name="P2">diagrama que interrelaciona los programas que gestionan las diferentes funcionalidades</text:p>
      <text:p text:style-name="P2"/>
      <text:p text:style-name="P2">Funcionalidades (programas):</text:p>
      <text:p text:style-name="P2"/>
      <text:p text:style-name="P2">interfaz gráfica de navegación</text:p>
      <text:p text:style-name="P2">programa para para filtrar </text:p>
      <text:p text:style-name="P2">buscador</text:p>
      <text:p text:style-name="P2">programa para gestionar las camaras</text:p>
      <text:p text:style-name="P2"/>
      <text:p text:style-name="P4"><text:span text:style-name="T12">#</text:span>Apartado D</text:p>
      <text:p text:style-name="P4"/>
      <text:p text:style-name="P12">#Introducción</text:p>
      <text:p text:style-name="P3">El software a desarrollar tendrá dos versiones: un <text:span text:style-name="T3">programa </text:span>para ordenadores, <text:span text:style-name="T3">tanto para Windows, Apple y Linux,</text:span> y una aplicación para móviles, tanto para android, <text:span text:style-name="T5">IOS y WindowsPhone</text:span>. El contenido de ambas versiones será la misma, con excepción de la información <text:span text:style-name="T1">acerca de los descuentos, solo disponible en la aplicación para móviles.</text:span></text:p>
      <text:p text:style-name="P3"/>
      <text:p text:style-name="P11"><text:span text:style-name="T12">#</text:span>Programas</text:p>
      <text:p text:style-name="P11">El software a desarrollar estará constituido por varios programas, cada uno con diferente función. Es posible que, durante el desarrollo, se tome la decisión de partir alguno de los presentes programas en varios de menor tamaño y complejidad. <text:span text:style-name="T11">El diseño inicial contempla la programación de cuatro programas principales.</text:span></text:p>
      <text:p text:style-name="P11"/>
      <text:p text:style-name="P13">##Gestión de cámaras</text:p>
      <text:p text:style-name="P13">Uno de los programas a desarrollar, será el software que gestionará la conexión con las cámaras a travésde internet. Este programa será especialmente complejo, puesto que puede que cada zoo gestione sus cámaras de vigilancia de distinta manera y el trabajo de los programadores consistirá en integrar los sistemas de todas las cámaras, con la interfaz gráfica de nuestra aplicación.</text:p>
      <text:p text:style-name="P13"/>
      <text:p text:style-name="P13">##</text:p>
      <text:p text:style-name="P11"/>
      <text:p text:style-name="P4"><text:span text:style-name="T12">#</text:span>Interfaz del software</text:p>
      <text:p text:style-name="P4">Al iniciar la aplicación, aparecerán tres opciones de navegación entre las que el usuario puede elegir, en función de sus intereses: cámaras, zoos y enciclopedia. <text:span text:style-name="T2">Adicionalmente, en la esquina superior izquierda existirá un botón que llevará al usuario a una pantalla de </text:span><text:span text:style-name="T10">ayuda</text:span><text:span text:style-name="T2">, con información sobre cómo funciona la aplicación. Además, exclusivamente en la aplicación para móvil, habrá un botón en la esquina superior derecha que redirigirá a una página con información sobre descuentos y ofertas en los diferentes zoos y acuarios.</text:span></text:p>
      <text:p text:style-name="P4"/>
      <text:p text:style-name="P6">Las tres opciones de navegación <text:span text:style-name="T6">(cámaras, zoos y enciclopedia) </text:span>estarán representadas por 3 botones grandes que ocuparán gran parte de la pantalla. El usuario podrá seleccionar uno de ellos y será <text:soft-page-break/>redirigido a una pantalla de búsqueda y filtrado. Dicha pantalla contará con un cuadro de búsqueda en al parte superior y diversos filtros en la parte izquierda. En el resto de la pantalla aparecerán todos los resultados compatibles con la búsqueda y filtro utilizados (al iniciar la aplicación se mostrarán todos los ítems). Los elementos mostrados, así como los filtros disponibles, variarán en función de la opción de navegación elegida por el usuario: si se ha hecho click en la opción de cámaras, el usuario verá todas las c<text:span text:style-name="T6">á</text:span>maras disponibles <text:span text:style-name="T6">y podrá filtrar por nombre de animal, tipo, zoo al que pertenece, tipo de hábitat, continente, clima...etc; si el usuario ha seleccionado la navegación por zoos, éste verá los zoos disponibles y podrá filtrar por tipo de parque (zoo o acuario), comunidad autónoma, animales que posean...etc; finalmente, si el usuario selecciona la visualización por animales (enciclopedia), la pantalla de búsqueda mostrará los animales que se encuentren en, al menos, un zoo y podremos filtrar por nombre de animal, tipo, zoo, tipo de hábitat, continente, clima...etc.</text:span></text:p>
      <text:p text:style-name="P6"/>
      <text:p text:style-name="P7">En el apartado de cámaras, al seleccionar una cámara concreta, el usuario accederá a una pantalla en la que podrá ver en tiempo real la cámara seleccionada, además de información sobre el zoo al que pertenece y una breve descripción del animal que visualizará. En la misma <text:span text:style-name="T7">pantalla</text:span> habrá un enlace a la <text:span text:style-name="T7">página del zoo al que pertenece y otro enlace a la ficha del animal en la enciclopedia. De esta forma, las tres formas de navegar por la aplicación estarán enlazadas de forma dinámica.</text:span></text:p>
      <text:p text:style-name="P7"/>
      <text:p text:style-name="P8">En el apartado zoos, al seleccionar un zoo o acuario concreto, el usuario será redireccionado a <text:span text:style-name="T8">la página de dicho parque y ahí encontrará toda la información relacionada con él, como su horario, precios y localización. Además, en la pantalla del zoo seleccionado, podemos encontrar dos enlaces: uno redireccionará al usuario a la pantalla de búsqueda del apartado de cámaras, mostrando solo las cámaras del zoo seleccionado; y el segundo enlazará la pantalla de búsqueda de la enciclopedia, mostrando solo las fichas de los animales que se encuentran en el zoo seleccionado.</text:span></text:p>
      <text:p text:style-name="P8"/>
      <text:p text:style-name="P9">En el apartado de la enciclopedia, <text:span text:style-name="T9">el usuario puede seleccionar el animal que prefiera y, al seleccionarlo, verá la ficha técnica de dicho animal, con diversas imágenes y abundante información sobre dicho animal. Además, en dicha página habrá dos enlaces: uno llevará a la pantalla de búsqueda del aparatado de las cámaras, mostrando solo las cámaras correspondientes a dicho animal (en diferentes zoos); y el otro enlace llevará a la pantalla de búsqueda del apartado de zoos, mostrando solo los zoos en los que se encuentre el animal seleccionado. De esta forma, tal y cómo se ha dicho anteriormente, los tres modos de visualización quedan interconectadosy permitirían una nevgación fluida y continua.</text:span></text:p>
      <text:p text:style-name="P9"/>
      <text:p text:style-name="P9"/>
      <text:p text:style-name="P9"/>
      <text:p text:style-name="P9"/>
      <text:p text:style-name="P4"/>
      <text:p text:style-name="P4"/>
      <text:p text:style-name="P4">Al continuación puede verse un gráfico que describe el funcionamiento de la interfaz del software <text:span text:style-name="T4">explicada en los párrafos anteriore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3M8S</meta:editing-duration>
    <meta:editing-cycles>27</meta:editing-cycles>
    <meta:generator>LibreOffice/5.1.3.2$Windows_x86 LibreOffice_project/644e4637d1d8544fd9f56425bd6cec110e49301b</meta:generator>
    <dc:date>2017-12-05T17:29:01.313000000</dc:date>
    <meta:document-statistic meta:table-count="0" meta:image-count="0" meta:object-count="0" meta:page-count="2" meta:paragraph-count="30" meta:word-count="864" meta:character-count="5478" meta:non-whitespace-character-count="4643"/>
    <meta:user-defined meta:name="Info 1"/>
    <meta:user-defined meta:name="Info 2"/>
    <meta:user-defined meta:name="Info 3"/>
    <meta:user-defined meta:name="Info 4"/>
  </office:meta>
</office:document-meta>
</file>